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his Widget displays an image.</text:p><text:p text:style-name="Standard">More info (<text:a xlink:type="simple" xlink:href="https://docs.lvgl.io/8.3/widgets/core/img.html" text:style-name="Internet_20_link" text:visited-style-name="Visited_20_Internet_20_Link">link</text:a>)</text:p>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he name of the bitmap to be displayed.</text:p>,
                                            <text:list xml:id="list_Image5" text:continue-numbering="true" text:continue-list="list_Image4"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X position of the center of rotation. If left blank, the center of rotation is in the middle of the Widget.</text:p>,
                                            <text:list xml:id="list_Image6" text:continue-numbering="true" text:continue-list="list_Image5"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Y position of the center of rotation. If left blank, the center of rotation is in the middle of the Widget.</text:p>,
                                            <text:list xml:id="list_Image7" text:continue-numbering="true" text:continue-list="list_Image6"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Scale factor. Set factor to <text:span text:style-name="backtick">256</text:span> to disable zooming. A larger value enlarges the images (e.g. <text:span text:style-name="backtick">512</text:span> double size), a smaller value shrinks it (e.g. <text:span text:style-name="backtick">128</text:span> half size). Fractional scale works as well, e.g. <text:span text:style-name="backtick">281</text:span> for 10% enlargement.</text:p>,
                                            <text:list xml:id="list_Image8" text:continue-numbering="true" text:continue-list="list_Image7"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Rotation angle, angle has 0.1 degree precision, so for 45.8° set <text:span text:style-name="backtick">458</text:span>. Image is rotated around the centar of rotation which is defined with <text:span text:style-name="backtick">Pivot X</text:span> and <text:span text:style-name="backtick">Pivot Y</text:span> properties.</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9" text:continue-numbering="true" text:continue-list="list_Imag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10" text:continue-numbering="true" text:continue-list="list_Im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age11" text:continue-numbering="true" text:continue-list="list_Image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age12" text:continue-numbering="true" text:continue-list="list_Imag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age13" text:continue-numbering="true" text:continue-list="list_Image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age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age15" text:continue-numbering="true" text:continue-list="list_Image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age16" text:continue-numbering="true" text:continue-list="list_Image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age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age18" text:continue-numbering="true" text:continue-list="list_Image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age19" text:continue-numbering="true" text:continue-list="list_Image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age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age21" text:continue-numbering="true" text:continue-list="list_Image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age22" text:continue-numbering="true" text:continue-list="list_Image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age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age24" text:continue-numbering="true" text:continue-list="list_Image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25" text:continue-numbering="true" text:continue-list="list_Image24"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26" text:continue-numbering="true" text:continue-list="list_Image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age27" text:continue-numbering="true" text:continue-list="list_Image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age28" text:continue-numbering="true" text:continue-list="list_Image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age29" text:continue-numbering="true" text:continue-list="list_Image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age30" text:continue-numbering="true" text:continue-list="list_Image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age31" text:continue-numbering="true" text:continue-list="list_Image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age32" text:continue-numbering="true" text:continue-list="list_Image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age33" text:continue-numbering="true" text:continue-list="list_Image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age34" text:continue-numbering="true" text:continue-list="list_Image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age35" text:continue-numbering="true" text:continue-list="list_Image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age36" text:continue-numbering="true" text:continue-list="list_Image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age37" text:continue-numbering="true" text:continue-list="list_Image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age38" text:continue-numbering="true" text:continue-list="list_Image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Image39" text:continue-numbering="true" text:continue-list="list_Image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age40" text:continue-numbering="true" text:continue-list="list_Image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age41" text:continue-numbering="true" text:continue-list="list_Image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age42" text:continue-numbering="true" text:continue-list="list_Image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age43" text:continue-numbering="true" text:continue-list="list_Image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age44" text:continue-numbering="true" text:continue-list="list_Image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age45" text:continue-numbering="true" text:continue-list="list_Image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age46" text:continue-numbering="true" text:continue-list="list_Image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age47" text:continue-numbering="true" text:continue-list="list_Image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age48" text:continue-numbering="true" text:continue-list="list_Image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49" text:continue-numbering="true" text:continue-list="list_Image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age50" text:continue-numbering="true" text:continue-list="list_Image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age51" text:continue-numbering="true" text:continue-list="list_Image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age52" text:continue-numbering="true" text:continue-list="list_Image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age53" text:continue-numbering="true" text:continue-list="list_Image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age54" text:continue-numbering="true" text:continue-list="list_Image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55" text:continue-numbering="true" text:continue-list="list_Image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age5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57" text:continue-numbering="true" text:continue-list="list_Image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age58" text:continue-numbering="true" text:continue-list="list_Image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age59" text:continue-numbering="true" text:continue-list="list_Image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60"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